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5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0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26.00pt" fo:font-weight="bold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8.00pt" fo:font-weight="bold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5.00pt" fo:font-weight="bold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29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1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7.00pt" fo:font-weight="bold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15.00%" fo:text-align="center"/>
    </style:style>
    <style:style style:name="P3" style:family="paragraph">
      <style:paragraph-properties fo:line-height="115.00%" fo:text-align="right"/>
    </style:style>
    <style:style style:name="P4" style:family="paragraph">
      <style:paragraph-properties fo:line-height="115.00%" fo:text-align="center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15.00%" fo:text-align="justify"/>
    </style:style>
    <style:style style:name="P7" style:family="paragraph">
      <style:paragraph-properties fo:line-height="100.00%" fo:text-align="center" fo:margin-top="12.00pt" fo:margin-bottom="12.00pt"/>
    </style:style>
    <style:style style:name="P8" style:family="paragraph">
      <style:paragraph-properties fo:line-height="100.00%" fo:text-align="left" fo:margin-top="12.00pt" fo:margin-bottom="12.00p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top="12.00p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bottom="12.00pt"/>
    </style:style>
    <style:style style:name="P12" style:family="paragraph">
      <style:paragraph-properties fo:line-height="100.00%" fo:text-align="left" fo:margin-top="12.00pt"/>
    </style:style>
    <style:style style:name="P13" style:family="paragraph">
      <style:paragraph-properties fo:line-height="100.00%" fo:text-align="left" fo:margin-top="12.00pt" fo:margin-bottom="12.00pt"/>
    </style:style>
    <style:style style:name="P14" style:family="paragraph">
      <style:paragraph-properties fo:line-height="100.00%" fo:text-align="left" fo:margin-top="12.00pt"/>
    </style:style>
    <style:style style:name="P15" style:family="paragraph">
      <style:paragraph-properties fo:line-height="100.00%" fo:text-align="left" fo:margin-left="72.00pt" fo:text-indent="0.00pt" fo:margin-top="12.00pt" fo:margin-bottom="12.00pt"/>
    </style:style>
    <style:style style:name="P16" style:family="paragraph">
      <style:paragraph-properties fo:line-height="100.00%" fo:text-align="center" fo:margin-top="12.00pt" fo:margin-bottom="12.00pt"/>
    </style:style>
    <text:list-style style:name="L1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left" fo:margin-top="12.00p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00.00%" fo:text-align="left" fo:margin-bottom="12.00pt"/>
    </style:style>
    <style:style style:name="P20" style:family="paragraph">
      <style:paragraph-properties fo:line-height="100.00%" fo:text-align="left" fo:margin-top="12.00pt" fo:margin-bottom="12.00pt"/>
    </style:style>
    <text:list-style style:name="L2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1" style:family="paragraph">
      <style:paragraph-properties fo:line-height="100.00%" fo:text-align="left" fo:margin-top="12.00pt" fo:margin-bottom="12.00pt"/>
    </style:style>
    <style:style style:name="P22" style:family="paragraph">
      <style:paragraph-properties fo:line-height="100.00%" fo:text-align="left" fo:margin-left="36.00pt" fo:text-indent="0.00pt" fo:margin-top="12.00pt" fo:margin-bottom="12.00pt"/>
    </style:style>
    <style:style style:name="P23" style:family="paragraph">
      <style:paragraph-properties fo:line-height="100.00%" fo:text-align="left" fo:margin-top="12.00pt" fo:margin-bottom="12.00pt"/>
    </style:style>
    <text:list-style style:name="L2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top="12.00p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bottom="12.00pt"/>
    </style:style>
    <style:style style:name="P27" style:family="paragraph">
      <style:paragraph-properties fo:line-height="115.00%" fo:text-align="left"/>
    </style:style>
  </office:automatic-styles>
  <office:body>
    <office:text>
      <text:p text:style-name="P1"><text:span text:style-name="T1"/></text:p>
      <text:p text:style-name="P2"><draw:frame text:anchor-type="as-char" svg:width="82.55mm" svg:height="30.69mm" style:rel-width="scale" style:rel-height="scale"><draw:object-ole xlink:href="OleObj1"/><draw:image xlink:href="ObjectReplacements/OleObj1"/></draw:frame><text:span text:style-name="T2"><text:s text:c="5"/></text:span><draw:frame text:anchor-type="as-char" svg:width="52.39mm" svg:height="43.13mm" style:rel-width="scale" style:rel-height="scale"><draw:object-ole xlink:href="OleObj2"/><draw:image xlink:href="ObjectReplacements/OleObj2"/></draw:frame><text:span text:style-name="T2"><text:s text:c="14"/>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4">Τεχνολογία Λογισμικού</text:span></text:p>
      <text:p text:style-name="P2"><text:span text:style-name="T5">ΕΑΡΙΝΟ ΕΞΑΜΗΝΟ 2022-2023</text:span></text:p>
      <text:p text:style-name="P3"><text:span text:style-name="T6"><text:tab/></text:span></text:p>
      <text:p text:style-name="P4"><draw:frame text:anchor-type="as-char" svg:width="49.21mm" svg:height="49.21mm" style:rel-width="scale" style:rel-height="scale"><draw:object-ole xlink:href="OleObj3"/><draw:image xlink:href="ObjectReplacements/OleObj3"/></draw:frame><text:span text:style-name="T7"/></text:p>
      <text:p text:style-name="P4"><text:span text:style-name="T7"/></text:p>
      <text:p text:style-name="P5"><text:span text:style-name="T8"><text:s text:c="40"/></text:span></text:p>
      <text:p text:style-name="P6"><text:span text:style-name="T8"><text:s text:c="26"/></text:span></text:p>
      <text:p text:style-name="P6"><text:span text:style-name="T8"><text:s text:c="24"/></text:span><text:span text:style-name="T9">Robustness diagrams-v0.2</text:span></text:p>
      <text:p text:style-name="P7"><text:span text:style-name="T10"><text:s text:c="8"/>Contributors: </text:span></text:p>
      <text:p text:style-name="P7"><text:span text:style-name="T10">Peer Review:</text:span></text:p>
      <text:p text:style-name="P7"><text:span text:style-name="T11"/></text:p>
      <text:p text:style-name="P7"><text:span text:style-name="T11"/></text:p>
      <text:p text:style-name="P8"><text:span text:style-name="T12">Μέλη</text:span></text:p>
      <text:list text:style-name="L9">
        <text:list-item>
          <text:p text:style-name="P9"><text:span text:style-name="T13"><text:s/></text:span><text:span text:style-name="T14">Βλάχος Σπύρος<text:s text:c="2"/>ΑΜ: 1067377</text:span></text:p>
        </text:list-item>
        <text:list-item>
          <text:p text:style-name="P10"><text:span text:style-name="T14">Διπλούδης Ιωάννης ΑΜ: 1067397</text:span></text:p>
        </text:list-item>
        <text:list-item>
          <text:p text:style-name="P10"><text:span text:style-name="T14">Θεοδώρου Μιχάλης ΑΜ: 1067391</text:span></text:p>
        </text:list-item>
        <text:list-item>
          <text:p text:style-name="P10"><text:span text:style-name="T14">Πολυδώρου Μαύρα ΑΜ: 1064885</text:span></text:p>
        </text:list-item>
        <text:list-item>
          <text:p text:style-name="P11"><text:span text:style-name="T14">Φραγκούλης Χρήστος ΑΜ:1070776</text:span></text:p>
        </text:list-item>
      </text:list>
      <text:p text:style-name="P12"><text:span text:style-name="T15"/></text:p>
      <text:p text:style-name="P12"><text:span text:style-name="T15"/></text:p>
      <text:p text:style-name="P13"><text:span text:style-name="T16">Περιεχόμενα:</text:span></text:p>
      <text:p text:style-name="P14"><text:span text:style-name="T17"/></text:p>
      <text:p text:style-name="P15"><text:span text:style-name="T18">1<text:s/></text:span><text:span text:style-name="T19">Αξιολόγηση εμπειρογνώμονα</text:span></text:p>
      <text:p text:style-name="P15"><text:span text:style-name="T20">2<text:s/></text:span><text:span text:style-name="T21">Έγκριση-αξιολόγηση για την δημιουργία expert ενός χρήστη</text:span></text:p>
      <text:p text:style-name="P15"><text:span text:style-name="T22">3<text:s/></text:span><text:span text:style-name="T23">Δημιουργια δημοπρασιας</text:span></text:p>
      <text:p text:style-name="P15"><text:span text:style-name="T24">4<text:s/></text:span><text:span text:style-name="T25">Πρόσληψη εμπειρογνώμονα από buyer</text:span></text:p>
      <text:p text:style-name="P15"><text:span text:style-name="T26">5<text:s/></text:span><text:span text:style-name="T27">Εξέλιξη Δημοπρασίας</text:span></text:p>
      <text:p text:style-name="P15"><text:span text:style-name="T28">6<text:s/></text:span><text:span text:style-name="T29">Αλλαγή Σε Εταιρικό Προφίλ</text:span></text:p>
      <text:p text:style-name="P15"><text:span text:style-name="T30">7<text:s/></text:span><text:span text:style-name="T31">Αναζήτηση δημοπρασίας μέσω κατηγοριοποίησης</text:span></text:p>
      <text:p text:style-name="P15"><text:span text:style-name="T32">8<text:s/></text:span><text:span text:style-name="T33">Συμμετοχή σε live Δημοπρασία</text:span></text:p>
      <text:p text:style-name="P15"><text:span text:style-name="T34">9<text:s/></text:span><text:span text:style-name="T35">Δημιουργία Εκδήλωσης για Live Δημοπρασία</text:span></text:p>
      <text:p text:style-name="P15"><text:span text:style-name="T36">10<text:s/></text:span><text:span text:style-name="T37">Πληρωμή </text:span></text:p>
      <text:p text:style-name="P16"><text:span text:style-name="T38"/></text:p>
      <text:list text:style-name="L17">
        <text:list-item>
          <text:p text:style-name="P17"><text:span text:style-name="T39">ih</text:span></text:p>
        </text:list-item>
        <text:list-item>
          <text:p text:style-name="P18"><text:span text:style-name="T39">yiy</text:span></text:p>
        </text:list-item>
        <text:list-item>
          <text:p text:style-name="P18"><text:span text:style-name="T39">pip</text:span></text:p>
        </text:list-item>
        <text:list-item>
          <text:p text:style-name="P18"><text:span text:style-name="T39">pip</text:span></text:p>
        </text:list-item>
        <text:list-item>
          <text:p text:style-name="P19"><text:span text:style-name="T39">pip</text:span></text:p>
        </text:list-item>
      </text:list>
      <text:p text:style-name="P20"><text:span text:style-name="T40"/></text:p>
      <text:p text:style-name="P20"><text:span text:style-name="T40"/></text:p>
      <text:p text:style-name="P20"><text:span text:style-name="T40"/></text:p>
      <text:p text:style-name="P20"><text:span text:style-name="T40"/></text:p>
      <text:p text:style-name="P20"><text:span text:style-name="T40"/></text:p>
      <text:p text:style-name="P20"><text:span text:style-name="T40"/></text:p>
      <text:p text:style-name="P20"><text:span text:style-name="T40"/></text:p>
      <text:p text:style-name="P20"><text:span text:style-name="T40"/></text:p>
      <text:p text:style-name="P20"><text:span text:style-name="T40"/></text:p>
      <text:p text:style-name="P20"><text:span text:style-name="T40"/></text:p>
      <text:p text:style-name="P20"><text:span text:style-name="T40"/></text:p>
      <text:p text:style-name="P20"><text:span text:style-name="T40"/></text:p>
      <text:p text:style-name="P20"><text:span text:style-name="T40"/></text:p>
      <text:p text:style-name="P20"><text:span text:style-name="T40"/></text:p>
      <text:p text:style-name="P20"><text:span text:style-name="T40"/></text:p>
      <text:p text:style-name="P20"><text:span text:style-name="T40"/></text:p>
      <text:p text:style-name="P20"><text:span text:style-name="T40"/></text:p>
      <text:p text:style-name="P20"><text:span text:style-name="T40"/></text:p>
      <text:p text:style-name="P20"><text:span text:style-name="T40"/></text:p>
      <text:list text:style-name="L21">
        <text:list-item>
          <text:p text:style-name="P21"><text:span text:style-name="T41">Αλλαγή Σε Εταιρικό Προφίλ</text:span></text:p>
        </text:list-item>
      </text:list>
      <text:p text:style-name="P22"><draw:frame text:anchor-type="as-char" svg:width="159.28mm" svg:height="191.82mm" style:rel-width="scale" style:rel-height="scale"><draw:object-ole xlink:href="OleObj4"/><draw:image xlink:href="ObjectReplacements/OleObj4"/></draw:frame><text:span text:style-name="T42"/></text:p>
      <text:p text:style-name="P22"><text:span text:style-name="T42"/></text:p>
      <text:p text:style-name="P22"><text:span text:style-name="T42"/></text:p>
      <text:p text:style-name="P23"><text:span text:style-name="T42"/></text:p>
      <text:list text:style-name="L24">
        <text:list-item>
          <text:p text:style-name="P24"><text:span text:style-name="T43">Αναζήτηση δημοπρασίας μέσω κατηγοριοποίησης</text:span><text:span text:style-name="T44"/></text:p>
        </text:list-item>
        <text:list-item>
          <text:p text:style-name="P25"><text:span text:style-name="T44">ipi</text:span></text:p>
        </text:list-item>
        <text:list-item>
          <text:p text:style-name="P25"><text:span text:style-name="T44">pip</text:span></text:p>
        </text:list-item>
        <text:list-item>
          <text:p text:style-name="P26"><text:span text:style-name="T44">upup</text:span></text:p>
        </text:list-item>
      </text:list>
      <text:p text:style-name="P27"><text:span text:style-name="T4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